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Light" fo:font-size="28pt" officeooo:rsid="00008d32" officeooo:paragraph-rsid="00008d32" style:font-size-asian="28pt" style:font-size-complex="28pt"/>
    </style:style>
    <style:style style:name="T1" style:family="text">
      <style:text-properties officeooo:rsid="0002e3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ber Freund, </text:p>
      <text:p text:style-name="P1"/>
      <text:p text:style-name="P1">wir wünschen Dir:</text:p>
      <text:p text:style-name="P1"/>
      <text:p text:style-name="P1">Zeit für Dich Selbst,</text:p>
      <text:p text:style-name="P1">Entspannung und</text:p>
      <text:p text:style-name="P1">Entwicklung.</text:p>
      <text:p text:style-name="P1"/>
      <text:p text:style-name="P1">Es macht allen Freude, wenn Du </text:p>
      <text:p text:style-name="P1">die Toilette so hinterlässt wie Du sie vorgefunden hast, oder wie Du sie gerne vorfinden würdest.</text:p>
      <text:p text:style-name="P1"/>
      <text:p text:style-name="P1">Der öko-soziale Wandel</text:p>
      <text:p text:style-name="P1">findet auch in der WC statt :) </text:p>
      <text:p text:style-name="P1"/>
      <text:p text:style-name="P1">Liebe Grüße, </text:p>
      <text:p text:style-name="P1"/>
      <text:p text:style-name="P1">die kleine<text:span text:style-name="T1">n</text:span> Sachen im Leb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Georgiev</meta:initial-creator>
    <meta:creation-date>2014-01-15T00:18:54.497737977</meta:creation-date>
    <dc:date>2014-01-15T00:38:29.839897943</dc:date>
    <dc:creator>Nikolay Georgiev</dc:creator>
    <meta:editing-duration>PT30S</meta:editing-duration>
    <meta:editing-cycles>4</meta:editing-cycles>
    <meta:generator>LibreOffice/4.1.1.2$Linux_x86 LibreOffice_project/7e4286b58adc75a14f6d83f53a03b6c11fa2903</meta:generator>
    <meta:document-statistic meta:table-count="0" meta:image-count="0" meta:object-count="0" meta:page-count="1" meta:paragraph-count="11" meta:word-count="51" meta:character-count="301" meta:non-whitespace-character-count="257"/>
  </office:meta>
</office:document-meta>
</file>